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officeooo:rsid="0019549b" officeooo:paragraph-rsid="0019549b"/>
    </style:style>
    <style:style style:name="P2" style:family="paragraph" style:parent-style-name="Standard">
      <style:text-properties style:font-name="Liberation Serif" officeooo:rsid="001a5f43" officeooo:paragraph-rsid="0019549b" fo:background-color="#ffff00"/>
    </style:style>
    <style:style style:name="P3" style:family="paragraph" style:parent-style-name="Standard">
      <style:text-properties style:font-name="Liberation Serif" officeooo:rsid="001a5f43" officeooo:paragraph-rsid="001a5f43"/>
    </style:style>
    <style:style style:name="P4" style:family="paragraph" style:parent-style-name="Standard">
      <style:paragraph-properties fo:text-align="justify" style:justify-single-word="false"/>
      <style:text-properties style:font-name="Liberation Serif" officeooo:rsid="001a5f43" officeooo:paragraph-rsid="001a5f43"/>
    </style:style>
    <style:style style:name="P5" style:family="paragraph" style:parent-style-name="Standard">
      <style:paragraph-properties fo:text-align="justify" style:justify-single-word="false"/>
      <style:text-properties style:font-name="Liberation Serif" officeooo:rsid="001a5f43" officeooo:paragraph-rsid="001c62a9"/>
    </style:style>
    <style:style style:name="P6" style:family="paragraph" style:parent-style-name="Standard">
      <style:text-properties style:font-name="Liberation Serif" officeooo:rsid="001a5f43" officeooo:paragraph-rsid="0019549b"/>
    </style:style>
    <style:style style:name="P7" style:family="paragraph" style:parent-style-name="Standard">
      <style:text-properties style:font-name="Liberation Serif" fo:font-size="18pt" officeooo:rsid="0019549b" officeooo:paragraph-rsid="0019549b" style:font-size-asian="18pt" style:font-size-complex="18pt"/>
    </style:style>
    <style:style style:name="P8" style:family="paragraph" style:parent-style-name="Standard">
      <style:paragraph-properties fo:text-align="justify" style:justify-single-word="false"/>
      <style:text-properties style:font-name="Liberation Serif" officeooo:rsid="001c62a9" officeooo:paragraph-rsid="001c62a9"/>
    </style:style>
    <style:style style:name="P9" style:family="paragraph" style:parent-style-name="Standard">
      <style:paragraph-properties fo:text-align="justify" style:justify-single-word="false"/>
      <style:text-properties style:font-name="Liberation Serif" officeooo:rsid="001d484a" officeooo:paragraph-rsid="001d484a"/>
    </style:style>
    <style:style style:name="P10" style:family="paragraph" style:parent-style-name="Standard">
      <style:text-properties style:font-name="Liberation Sans Narrow" fo:font-size="10pt" officeooo:rsid="001a5f43" officeooo:paragraph-rsid="001a5f43" style:font-size-asian="10pt" style:font-size-complex="10pt"/>
    </style:style>
    <style:style style:name="T1" style:family="text">
      <style:text-properties officeooo:rsid="001a5f43"/>
    </style:style>
    <style:style style:name="T2" style:family="text">
      <style:text-properties officeooo:rsid="001a9b9b"/>
    </style:style>
    <style:style style:name="T3" style:family="text">
      <style:text-properties officeooo:rsid="001c62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troduction </text:p>
      <text:p text:style-name="P2"/>
      <text:p text:style-name="P8"><text:tab/>Le Traitement Automatique des Langues (TAL) est un domaine pluridisciplinaire ou travaillent en collaboration étroite des linguistes et des informaticiens dans le but de développer des applications capables de traiter des données linguistiques.</text:p>
      <text:p text:style-name="P6"/>
      <text:p text:style-name="P6"/>
      <text:p text:style-name="P5"><text:tab/>Ce projet s'inscrit dans le cadre du TER <text:span text:style-name="T2">d</text:span>e première année de Master Informatique à l'Université Aix-Marseille. <text:span text:style-name="T2">Le sujet proposé par Madame Line Jakubiec-Jamet s'insère dans le domaine de la formalisation et du traitement des langues naturelles.</text:span></text:p>
      <text:p text:style-name="P10"/>
      <text:p text:style-name="P8">Il nous est demandé de développer une interface Web qui permettra d'attribuer à chaque mot d'un texte une étiquette sémantique, en fonction d'une description déjà définie au préalable, dans le but d'évaluer ensuite la sémantique de phrases entières voire du texte complet.</text:p>
      <text:p text:style-name="P3"/>
      <text:p text:style-name="P9">L'application, évaluant la sémantique de mots rencontrés dans un texte, vise un public qui par exemple veut apprendre le français.</text:p>
      <text:p text:style-name="P9"/>
      <text:p text:style-name="P3"/>
      <text:p text:style-name="P1"><text:tab/><text:span text:style-name="T3">Dans ce rapport nous allons vous</text:span> présenter notre projet et détailler sa conception <text:span text:style-name="T1">de manière explicite de la phase d'analyse au produit final.</text:span></text:p>
      <text:p text:style-name="P4"/>
      <text:p text:style-name="P4">Pour cela, nous ferons dans un premier temps un examen attentif du sujet et nous évoquerons les méthodes et outils pouvant être utilisés pour mener à terme le projet.</text:p>
      <text:p text:style-name="P4"/>
      <text:p text:style-name="P4">Dans une deuxième partie, il s'agira de détailler le travail réalisé.</text:p>
      <text:p text:style-name="P4"/>
      <text:p text:style-name="P4">Enfin, une troisième partie fera office de conclusion dans laquelle on s'efforcera de faire le point sur la réalisation du projet par rapport aux objectifs fixés par le cahier des char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risit lucien</meta:initial-creator>
    <meta:creation-date>2015-04-13T12:49:50.746989696</meta:creation-date>
    <dc:date>2015-04-13T13:39:50.124951773</dc:date>
    <dc:creator>kerisit lucien</dc:creator>
    <meta:editing-duration>PT19M8S</meta:editing-duration>
    <meta:editing-cycles>3</meta:editing-cycles>
    <meta:generator>LibreOffice/4.2.5.2$Linux_x86 LibreOffice_project/420m0$Build-2</meta:generator>
    <meta:document-statistic meta:table-count="0" meta:image-count="0" meta:object-count="0" meta:page-count="1" meta:paragraph-count="9" meta:word-count="227" meta:character-count="1473" meta:non-whitespace-character-count="1251"/>
  </office:meta>
</office:document-meta>
</file>